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66f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ff00" style:font-name="Arial1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style:font-name="Arial1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Arial1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66ff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66ff00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66cc00" style:font-name="Arial1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4" style:family="text">
      <style:text-properties fo:font-variant="normal" fo:text-transform="none" fo:color="#ff0000" style:font-name="Arial1" fo:font-size="12pt" fo:letter-spacing="normal" fo:font-style="normal" fo:font-weight="normal"/>
    </style:style>
    <style:style style:name="T5" style:family="text">
      <style:text-properties fo:font-variant="normal" fo:text-transform="none" fo:color="#0000ff" style:font-name="Arial1" fo:font-size="12pt" fo:letter-spacing="normal" fo:font-style="normal" fo:font-weight="normal"/>
    </style:style>
    <style:style style:name="T6" style:family="text">
      <style:text-properties fo:font-variant="normal" fo:text-transform="none" fo:color="#ff3300" style:font-name="Arial1" fo:font-size="12pt" fo:letter-spacing="normal" fo:font-style="normal" fo:font-weight="normal"/>
    </style:style>
    <style:style style:name="T7" style:family="text">
      <style:text-properties fo:font-variant="normal" fo:text-transform="none" fo:color="#3333ff" style:font-name="Arial1" fo:font-size="12pt" fo:letter-spacing="normal" fo:font-style="normal" fo:font-weight="normal"/>
    </style:style>
    <style:style style:name="T8" style:family="text">
      <style:text-properties fo:font-variant="normal" fo:text-transform="none" fo:color="#66ff00" style:font-name="Arial1" fo:font-size="12pt" fo:letter-spacing="normal" fo:font-style="normal" fo:font-weight="normal"/>
    </style:style>
    <style:style style:name="T9" style:family="text">
      <style:text-properties fo:color="#66cc00"/>
    </style:style>
    <style:style style:name="T10" style:family="text">
      <style:text-properties fo:color="#ff3300"/>
    </style:style>
    <style:style style:name="T11" style:family="text">
      <style:text-properties fo:color="#0066ff"/>
    </style:style>
    <style:style style:name="T12" style:family="text">
      <style:text-properties fo:color="#66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známky ku 25.4.2022</text:p>
      <text:p text:style-name="P3">Splnené</text:p>
      <text:p text:style-name="P4">Nesplnené</text:p>
      <text:p text:style-name="P5">Poznámka</text:p>
      <text:p text:style-name="P6">Pôvodný text</text:p>
      <text:p text:style-name="P6"/>
      <text:p text:style-name="P1"><text:span text:style-name="T1">Chcem aby sme prvotne nevenovali user interface, ale funkcionalite.</text:span><text:line-break/><text:span text:style-name="T1">1. Chyby (bugs), ľahko odstrániteľné</text:span><text:line-break/><text:span text:style-name="T1">a. Vkladanie údajov pomocou TAG</text:span><text:line-break/><text:span text:style-name="T2">1</text:span><text:span text:style-name="T8">. Dátum expirácie je zobrazovaný ako dnešný dátum, teda nie dátum dnešný plus defualt dátum expirácie</text:span><text:span text:style-name="T12"><text:line-break/></text:span><text:span text:style-name="T8">2. Hmotnosť má byť v kg, teda reálne číslo, čo nie je možné vložiť (ak by to bolo v gramoch, tak OK) </text:span></text:p>
      <text:p text:style-name="P1"><text:span text:style-name="T8">treba ale doplniť g, že to je v gramoch</text:span><text:span text:style-name="T3"> </text:span><text:span text:style-name="T9"><text:line-break/></text:span><text:span text:style-name="T1">3. </text:span><text:span text:style-name="T4">Ak nezadám žiaden Popis, tak mám prázdny reťazec, čo spôsobuje chybu (je otázne, či dovolíme prázdny reťazec)</text:span></text:p>
      <text:p text:style-name="P1"><text:span text:style-name="T5">už aplikácia nespadne, ale hláška je metúca. Jedná so o vkladanie pomocou TAG</text:span><text:line-break/><text:span text:style-name="T1">4. </text:span><text:span text:style-name="T6">Hlášky pri prečítaní sú po anglicky, pre mňa nie je problém, ale tester asi áno</text:span><text:line-break/><text:span text:style-name="T1">5.</text:span><text:span text:style-name="T6"> Ak prečítam TAG pri vkladaní a app zistí to isté ID dá hlášku, ale napriek tomu zapíše do databázy, do TAG nie. Toto ale si musíme rozobrať, či umožniť prepísať TAG, ktorý už je v zariadení.</text:span><text:span text:style-name="T10"><text:line-break/></text:span><text:span text:style-name="T6">6. </text:span><text:span text:style-name="T8">Ak dám úpne čisý TAG, tak dá hlášku, že je missing</text:span></text:p>
      <text:p text:style-name="P1"><text:span text:style-name="T1">7. </text:span><text:span text:style-name="T8">Nie sú uložené posledné údaje, ktoré som vkladal, teda Zariadenie, Pozícia, Kategória</text:span><text:line-break/><text:span text:style-name="T1">8. </text:span><text:span text:style-name="T8">Po vložení je zobrazovaný dátum vloženia plus default dátum expirácie, nie to, čo zvolil užívateľ</text:span><text:line-break/><text:span text:style-name="T1">b. Vkladanie údajov pomocou EAN</text:span><text:line-break/><text:span text:style-name="T1">1</text:span><text:span text:style-name="T8">. Podobne ako pri TAG, hmotnosť a dátum expirácie. </text:span></text:p>
      <text:p text:style-name="P6">Tu je ale ošetrené, že Popis a EAN musia byť zadané, bez neho nie je možné urobiť Save. </text:p>
      <text:p text:style-name="P1"><text:span text:style-name="T7">To by sme mali nejak zjednotiť aj s TAG.</text:span><text:line-break/><text:span text:style-name="T1">2.</text:span><text:span text:style-name="T6"> Pri zosnímaní EAN je nutné nejakým spôsobom informovať užívateľa (pípnutie, vibrovanie, zmena farby pozadia, ...)</text:span><text:line-break/><text:span text:style-name="T1">3. </text:span><text:span text:style-name="T6">Keď stiahnem obrazovku dole na Save, tak sa obrazovka pre kameru zmenší.</text:span><text:line-break/><text:span text:style-name="T1">c. Prehľad</text:span><text:line-break/><text:span text:style-name="T1">1. </text:span><text:span text:style-name="T8">Musí sa dať meniť Popis položky, expirácia a poznámka. Potom button uložiť nemá zmysel</text:span></text:p>
      <text:p text:style-name="P1"><text:span text:style-name="T7">Dá sa meniť iba hmotnosť a poznámka. Nedá sa meniť Popis a expirácia, viď ešte nové pripomienky</text:span><text:line-break/><text:span text:style-name="T1">2. </text:span><text:span text:style-name="T8">Nie je urobený filter, bolo by dobré podľa kategórií plus všetko</text:span></text:p>
      <text:p text:style-name="P3">Nedá sa vybrať vo filtry všetko</text:p>
      <text:p text:style-name="P1"><text:span text:style-name="T8">Navyše filter nefunguje, zobrazí iba jednu položku</text:span><text:line-break/><text:span text:style-name="T1">d. Výber</text:span><text:line-break/><text:span text:style-name="T1">1.</text:span><text:span text:style-name="T6"> Ak vyberám pomocou TAG a ak prečítam prázdny TAG, tak aplikácia skončí.</text:span><text:line-break/><text:span text:style-name="T1">2. Zobrazuje sa iba popis, nie je tam kategória, dátum expirácie</text:span><text:line-break/><text:line-break/></text:p>
      <text:p text:style-name="P2">Nové pripomienky:</text:p>
      <text:p text:style-name="P9">Dať na úvodnú obrazovku verziu, prípadne dátum a čas zostavenia</text:p>
      <text:p text:style-name="P2"/>
      <text:p text:style-name="P2">Výber</text:p>
      <text:p text:style-name="P2">Manuálny výber vôbec nefunguje. Funguje výber z prehľadu.</text:p>
      <text:p text:style-name="P2">Výber pomocou EAN nefunguje.</text:p>
      <text:p text:style-name="P2"/>
      <text:p text:style-name="P2"><text:soft-page-break/>Prehľad</text:p>
      <text:p text:style-name="P2">Bolo by dobré, ak by sa pri podrobnom popise zobrazovala aj kategória, ktorá sa bude dať meniť a čas vloženia, ten nezmeniteľný. Teda bude sa dať meniť kategória, popis tovaru, dátum expirácie, hmotnosť a poznámka.</text:p>
      <text:p text:style-name="P1"/>
      <text:p text:style-name="P2">Treba doriešiť ikony pre kategórie aj so zobrazením spôsobu vloženia (tag, EAN, manual)</text:p>
      <text:p text:style-name="P2"/>
      <text:p text:style-name="P1"><text:span text:style-name="T12">Tým, že nie sú default hotnoty pre zadávanie zariadenia, pozície a kotegórie, tak ak nie sú zadané, aplikácia spadne. Buď tam bude určite niečo zadané, alebo sa musí užívateľovi povedať, aby to zadal.</text:span><text:span text:style-name="T11"> </text:span><text:s/></text:p>
      <text:p text:style-name="P1"/>
      <text:p text:style-name="P2">Ak nezadáme žiaden popis, tak zapíše do databázy aj do TAG posledne použitý popis. Dá hlášku je string s is empty, ale do databázy zapíše posledne použitý popis</text:p>
      <text:p text:style-name="P2"/>
      <text:p text:style-name="P2">Ak zmením dátum expirácie, tak sa zrejme zmení kategória, lebo túto položku už nevidím pri filtry na kategóriu, ale vo filtry všetko ju vidím.</text:p>
      <text:p text:style-name="P2"/>
      <text:p text:style-name="P2">Keď do TAG, ktorý je zmazaný inou aplikáciou, tak sa doňho nezapíše, ale v databáze IDTAG aj celá položka je uložená</text:p>
      <text:p text:style-name="P2"/>
      <text:p text:style-name="P2">Keď pri vkladaní cez TAG neprečítam TAG ale vrátim sa späť, tak sa zariadenie, pozícia a kategória v combo box zduplikuje.</text:p>
      <text:p text:style-name="P2"/>
      <text:p text:style-name="P2">Stále vkladá aj popis aj expiráciu aj hmotnosť aj poznámku posledne použitú pri úspešnom zapísaní <text:s/>do T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4-23T08:17:17.71</meta:creation-date>
    <dc:date>2022-04-25T17:11:21.11</dc:date>
    <dc:creator>Daniel Martinko</dc:creator>
    <meta:editing-duration>PT10H36M51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28" meta:word-count="572" meta:character-count="3376"/>
  </office:meta>
</office:document-meta>
</file>